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6" draw:id="id116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3-QMBHWTunneling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7cm" draw:start-shape="id45" draw:start-glue-point="4" draw:end-shape="id46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1" draw:start-glue-point="1" draw:end-shape="id46" draw:end-glue-point="6" svg:d="M37000 45350l1301 350" svg:viewBox="0 0 1302 351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2" draw:start-glue-point="1" draw:end-shape="id46" draw:end-glue-point="5" svg:d="M40600 38850l2798-949" svg:viewBox="0 0 2799 950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3" draw:start-glue-point="3" draw:end-shape="id46" draw:end-glue-point="4" svg:d="M50800 44451l-2402 1248" svg:viewBox="0 0 2403 1249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6" draw:start-glue-point="4" draw:end-shape="id47" draw:end-glue-point="6" svg:d="M48398 45699c0 2779 9204 878 9204 3803" svg:viewBox="0 0 9205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9cm" svg:y="20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70" draw:start-glue-point="3" draw:end-shape="id69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4.6cm" svg:y="35.2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7" draw:start-glue-point="1" draw:end-shape="id76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8.4cm" svg:y="2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7cm" draw:start-shape="id76" draw:start-glue-point="6" draw:end-shape="id46" draw:end-glue-point="6" svg:d="M40502 36451c-4354 0-3254 9249-2201 9249" svg:viewBox="0 0 3151 9250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4">Lev</text:span><text:span text:style-name="T11">el^</text:span><text:span text:style-name="T11"><text:a xlink:href="data:0,SimTime" xlink:type="simple">Data:0,SimTime</text:a></text:span><text:span text:style-name="T11">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7" draw:start-glue-point="8" draw:end-shape="id46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2" draw:start-glue-point="2" draw:end-shape="id69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8" draw:start-glue-point="10" draw:end-shape="id99" draw:end-glue-point="6" svg:d="M704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5.1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100" draw:start-glue-point="3" draw:end-shape="id99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1" draw:start-glue-point="1" draw:end-shape="id98" draw:end-glue-point="6" svg:d="M68400 22301l1500-651" svg:viewBox="0 0 1501 652">
          <text:p/>
        </draw:connector>
        <draw:g xml:id="id101" draw:id="id101">
          <draw:g>
            <draw:custom-shape draw:style-name="gr16" draw:text-style-name="P10" draw:layer="layout" svg:width="0.8cm" svg:height="0.3cm" svg:x="65.1cm" svg:y="21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5.2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66.949cm" svg:y1="27.398cm" svg:x2="67.8cm" svg:y2="29.4cm" draw:start-shape="id102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9" draw:start-glue-point="7" draw:end-shape="id61" draw:end-glue-point="6" svg:d="M72800 25999c0-10575-17199-2975-17199-15200" svg:viewBox="0 0 172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2.849cm" svg:y2="21.3cm" draw:start-shape="id61" draw:start-glue-point="4" draw:end-shape="id99" draw:end-glue-point="0" svg:d="M65698 10798c0 8029 7151 2779 7151 10502" svg:viewBox="0 0 71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67.8cm" svg:y2="29.4cm" draw:start-shape="id29" draw:start-glue-point="4" draw:end-shape="id103" draw:end-glue-point="3" svg:d="M43251 80201c0-47701 24549-22301 24549-50801" svg:viewBox="0 0 24550 50802">
          <text:p/>
        </draw:connector>
        <draw:g xml:id="id105" draw:id="id105">
          <draw:g>
            <draw:custom-shape draw:style-name="gr16" draw:text-style-name="P10" draw:layer="layout" svg:width="0.8cm" svg:height="0.3cm" svg:x="71.2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3" draw:start-glue-point="3" draw:end-shape="id104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5" draw:start-glue-point="3" draw:end-shape="id104" draw:end-glue-point="9" svg:d="M71200 31449l-1773-622" svg:viewBox="0 0 1774 623">
          <text:p/>
        </draw:connector>
        <draw:custom-shape draw:style-name="gr5" draw:text-style-name="P6" xml:id="id106" draw:id="id106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6" draw:start-glue-point="10" draw:end-shape="id69" draw:end-glue-point="4" svg:d="M46400 28250l1901 249" svg:viewBox="0 0 19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9cm" svg:y2="28.25cm" draw:start-shape="id107" draw:start-glue-point="1" draw:end-shape="id106" draw:end-glue-point="6" svg:d="M43900 28199l2000 51" svg:viewBox="0 0 2001 52">
          <text:p/>
        </draw:connector>
        <draw:connector draw:style-name="gr15" draw:text-style-name="P10" draw:layer="layout" draw:type="curve" draw:line-skew="3.134cm" svg:x1="49.298cm" svg:y1="107.198cm" svg:x2="46.15cm" svg:y2="28.5cm" draw:start-shape="id2" draw:start-glue-point="4" draw:end-shape="id106" draw:end-glue-point="8" svg:d="M49298 107198c5757 0 4798-21699 2572-28136s-5720 2389-5720-50562" svg:viewBox="0 0 7460 78699">
          <text:p text:style-name="P9"><text:span text:style-name="T4">Update</text:span></text:p>
        </draw:connector>
        <draw:connector draw:style-name="gr15" draw:text-style-name="P10" draw:layer="layout" draw:type="curve" svg:x1="51.2cm" svg:y1="20.75cm" svg:x2="46.15cm" svg:y2="28cm" draw:start-shape="id68" draw:start-glue-point="6" draw:end-shape="id106" draw:end-glue-point="4" svg:d="M51200 20750c-3367 0-5050 2416-5050 7250" svg:viewBox="0 0 5051 7251">
          <text:p text:style-name="P9"><text:span text:style-name="T4">Parameter</text:span></text:p>
        </draw:connector>
        <draw:custom-shape draw:style-name="gr5" draw:text-style-name="P6" xml:id="id108" draw:id="id108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8.399cm" svg:y1="28.499cm" svg:x2="59.373cm" svg:y2="29.773cm" draw:start-shape="id69" draw:start-glue-point="5" draw:end-shape="id108" draw:end-glue-point="5" svg:d="M58399 28499l974 1274" svg:viewBox="0 0 975 1275">
          <text:p text:style-name="P9"><text:span text:style-name="T4">Transfer</text:span></text:p>
        </draw:connector>
        <draw:g xml:id="id109" draw:id="id109">
          <draw:g>
            <draw:custom-shape draw:style-name="gr16" draw:text-style-name="P10" draw:layer="layout" svg:width="0.8cm" svg:height="0.3cm" svg:x="57.7cm" svg:y="32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2cm">
              <text:p text:style-name="P9"><text:span text:style-name="T4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.7cm" svg:y="32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.7cm" svg:y="32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9cm" svg:y="33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.7cm" svg:y="33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8cm" svg:y="33.1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9.35cm" svg:y1="32.2cm" svg:x2="59.373cm" svg:y2="30.127cm" draw:start-shape="id109" draw:start-glue-point="0" draw:end-shape="id108" draw:end-glue-point="7" svg:d="M59350 32200l23-2073" svg:viewBox="0 0 24 2074">
          <text:p/>
        </draw:connector>
        <draw:connector draw:style-name="gr21" draw:text-style-name="P10" draw:layer="layout" draw:type="curve" svg:x1="46.15cm" svg:y1="28.5cm" svg:x2="59.3cm" svg:y2="29.95cm" draw:start-shape="id106" draw:start-glue-point="8" draw:end-shape="id108" draw:end-glue-point="6" svg:d="M46150 28500c0 967 4383 1450 13150 1450" svg:viewBox="0 0 13151 1451">
          <text:p/>
        </draw:connector>
        <draw:g xml:id="id110" draw:id="id110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10" draw:start-glue-point="0" draw:end-shape="id111" draw:end-glue-point="8" svg:d="M45050 84100l-97-2597" svg:viewBox="0 0 98 2598">
          <text:p/>
        </draw:connector>
        <draw:g xml:id="id112" draw:id="id112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2" draw:start-glue-point="0" draw:end-shape="id113" draw:end-glue-point="8" svg:d="M46850 82398l-196-894" svg:viewBox="0 0 197 895">
          <text:p/>
        </draw:connector>
        <draw:custom-shape draw:style-name="gr5" draw:text-style-name="P6" xml:id="id115" draw:id="id115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4" draw:start-glue-point="0" draw:end-shape="id115" draw:end-glue-point="9" svg:d="M13450 113598l-1323-1171" svg:viewBox="0 0 1324 1172">
          <text:p/>
        </draw:connector>
        <draw:g xml:id="id114" draw:id="id114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5" draw:start-glue-point="5" draw:end-shape="id116" draw:end-glue-point="3" svg:d="M11773 112073l-1572-1674" svg:viewBox="0 0 1573 1675">
          <text:p/>
        </draw:connector>
        <draw:custom-shape draw:style-name="gr5" draw:text-style-name="P6" xml:id="id117" draw:id="id117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9.8cm" svg:y1="29.95cm" svg:x2="61.401cm" svg:y2="29.951cm" draw:start-shape="id108" draw:start-glue-point="10" draw:end-shape="id117" draw:end-glue-point="6" svg:d="M59800 29950l1601 1" svg:viewBox="0 0 1602 2">
          <text:p text:style-name="P9"><text:span text:style-name="T4">Transfer</text:span></text:p>
        </draw:connector>
        <draw:g xml:id="id118" draw:id="id118">
          <draw:g>
            <draw:custom-shape draw:style-name="gr16" draw:text-style-name="P10" draw:layer="layout" svg:width="0.8cm" svg:height="0.3cm" svg:x="60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3.998cm">
              <text:p text:style-name="P9"><text:span text:style-name="T4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2cm" svg:y="34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1cm" svg:y="34.9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1.65cm" svg:y1="33.998cm" svg:x2="61.651cm" svg:y2="30.201cm" draw:start-shape="id118" draw:start-glue-point="0" draw:end-shape="id117" draw:end-glue-point="8" svg:d="M61650 33998l1-3797" svg:viewBox="0 0 2 3798">
          <text:p/>
        </draw:connector>
        <draw:connector draw:style-name="gr21" draw:text-style-name="P10" draw:layer="layout" draw:type="curve" svg:x1="46.15cm" svg:y1="28.5cm" svg:x2="61.401cm" svg:y2="29.951cm" draw:start-shape="id106" draw:start-glue-point="8" draw:end-shape="id117" draw:end-glue-point="6" svg:d="M46150 28500c0 968 5083 1451 15251 1451" svg:viewBox="0 0 15252 1452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8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9" draw:id="id119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9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g xml:id="id121" draw:id="id121">
          <draw:g>
            <draw:custom-shape draw:style-name="gr16" draw:text-style-name="P10" draw:layer="layout" svg:width="0.8cm" svg:height="0.3cm" svg:x="62.3cm" svg:y="32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6cm">
              <text:p text:style-name="P9"><text:span text:style-name="T4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2.3cm" svg:y="32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2.3cm" svg:y="33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4.5cm" svg:y="33.5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2.3cm" svg:y="33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3.4cm" svg:y="33.5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0" draw:id="id120" draw:layer="layout" svg:width="0.5cm" svg:height="0.5cm" svg:x="63.702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curve" svg:x1="46.15cm" svg:y1="28.5cm" svg:x2="63.702cm" svg:y2="29.952cm" draw:start-shape="id106" draw:start-glue-point="8" draw:end-shape="id120" draw:end-glue-point="6" svg:d="M46150 28500c0 968 5850 1452 17552 1452" svg:viewBox="0 0 17553 1453">
          <text:p/>
        </draw:connector>
        <draw:connector draw:style-name="gr52" draw:text-style-name="P10" draw:layer="layout" draw:type="line" svg:x1="61.901cm" svg:y1="29.951cm" svg:x2="63.702cm" svg:y2="29.952cm" draw:start-shape="id117" draw:start-glue-point="10" draw:end-shape="id120" draw:end-glue-point="6" svg:d="M61901 29951l1801 1" svg:viewBox="0 0 1802 2">
          <text:p text:style-name="P9"><text:span text:style-name="T4">Transfer</text:span></text:p>
        </draw:connector>
        <draw:connector draw:style-name="gr39" draw:text-style-name="P7" draw:layer="layout" draw:type="line" svg:x1="63.95cm" svg:y1="32.6cm" svg:x2="63.952cm" svg:y2="30.202cm" draw:start-shape="id121" draw:start-glue-point="0" draw:end-shape="id120" draw:end-glue-point="8" svg:d="M63950 32600l2-2398" svg:viewBox="0 0 3 2399">
          <text:p/>
        </draw:connector>
        <draw:custom-shape draw:style-name="gr5" draw:text-style-name="P6" xml:id="id124" draw:id="id124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3" draw:start-glue-point="10" draw:end-shape="id122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23" draw:start-glue-point="0" draw:end-shape="id124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24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5" draw:id="id125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5" draw:end-glue-point="8" svg:d="M30650 88400l-700-1400" svg:viewBox="0 0 701 1401">
          <text:p text:style-name="P9"><text:span text:style-name="T4">0</text:span></text:p>
        </draw:connector>
        <draw:g xml:id="id126" draw:id="id126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6" draw:start-glue-point="1" draw:end-shape="id125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25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22" draw:end-glue-point="7" svg:d="M29100 84650l19574-3322" svg:viewBox="0 0 19575 3323">
          <text:p/>
        </draw:connector>
        <draw:g xml:id="id127" draw:id="id127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7" draw:start-glue-point="0" draw:end-shape="id122" draw:end-glue-point="8" svg:d="M48750 83800l101-2399" svg:viewBox="0 0 102 2400">
          <text:p/>
        </draw:connector>
        <draw:g xml:id="id128" draw:id="id128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9.95cm" svg:y1="86.5cm" svg:x2="29.027cm" svg:y2="84.827cm" draw:start-shape="id125" draw:start-glue-point="4" draw:end-shape="id25" draw:end-glue-point="9" svg:d="M29950 86500l-923-1673" svg:viewBox="0 0 924 1674">
          <text:p text:style-name="P9"><text:span text:style-name="T4"/></text:p>
        </draw:connector>
        <draw:connector draw:style-name="gr12" draw:text-style-name="P7" draw:layer="layout" draw:type="line" svg:x1="24.8cm" svg:y1="84.901cm" svg:x2="28.673cm" svg:y2="84.827cm" draw:start-shape="id128" draw:start-glue-point="1" draw:end-shape="id25" draw:end-glue-point="7" svg:d="M24800 84901l3873-74" svg:viewBox="0 0 3874 75">
          <text:p/>
        </draw:connector>
        <draw:custom-shape draw:style-name="gr5" draw:text-style-name="P6" xml:id="id111" draw:id="id111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3" draw:id="id113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2" draw:id="id122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1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1" draw:start-glue-point="10" draw:end-shape="id113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22" draw:end-shape="id124" draw:end-glue-point="6" svg:d="M49101 81151l1399-1" svg:viewBox="0 0 1400 2">
          <text:p/>
        </draw:connector>
        <draw:connector draw:style-name="gr15" draw:text-style-name="P10" draw:layer="layout" draw:type="curve" svg:x1="50.75cm" svg:y1="80.9cm" svg:x2="46.15cm" svg:y2="28.5cm" draw:start-shape="id124" draw:start-glue-point="4" draw:end-shape="id106" draw:end-glue-point="8" svg:d="M50750 80900c0-39298-4600-13099-4600-52400" svg:viewBox="0 0 4601 52401">
          <text:p text:style-name="P9"><text:span text:style-name="T4">Erro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1T18:44:32.667000000</dc:date>
    <meta:editing-duration>P1DT19H16M25S</meta:editing-duration>
    <meta:editing-cycles>235</meta:editing-cycles>
    <meta:print-date>2017-04-10T14:16:38.188000000</meta:print-date>
    <meta:document-statistic meta:object-count="1413"/>
  </office:meta>
</office:document-meta>
</file>